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ccuracy: 0.549</text:p>
      <text:p text:style-name="Standard"><text:s text:c="17"/>precision <text:s text:c="3"/>recall <text:s/>f1-score <text:s text:c="2"/>support</text:p>
      <text:p text:style-name="Standard"/>
      <text:p text:style-name="Standard"><text:s text:c="10"/>birds <text:s text:c="6"/>0.25 <text:s text:c="5"/>0.14 <text:s text:c="5"/>0.18 <text:s text:c="8"/>7</text:p>
      <text:p text:style-name="Standard"><text:s text:c="10"/>drone <text:s text:c="6"/>0.69 <text:s text:c="5"/>0.67 <text:s text:c="5"/>0.68 <text:s text:c="7"/>72</text:p>
      <text:p text:style-name="Standard"><text:s text:c="4"/>fighter-jet <text:s text:c="6"/>0.43 <text:s text:c="5"/>0.47 <text:s text:c="5"/>0.45 <text:s text:c="7"/>86</text:p>
      <text:p text:style-name="Standard"><text:s text:c="5"/>helicopter <text:s text:c="6"/>0.61 <text:s text:c="5"/>0.70 <text:s text:c="5"/>0.66 <text:s text:c="7"/>54</text:p>
      <text:p text:style-name="Standard"><text:s text:c="8"/>missile <text:s text:c="6"/>0.62 <text:s text:c="5"/>0.63 <text:s text:c="5"/>0.62 <text:s text:c="7"/>54</text:p>
      <text:p text:style-name="Standard">passenger-plane <text:s text:c="6"/>0.53 <text:s text:c="5"/>0.52 <text:s text:c="5"/>0.52 <text:s text:c="7"/>52</text:p>
      <text:p text:style-name="Standard"><text:s text:c="9"/>rocket <text:s text:c="6"/>0.38 <text:s text:c="5"/>0.32 <text:s text:c="5"/>0.35 <text:s text:c="7"/>59</text:p>
      <text:p text:style-name="Standard"/>
      <text:p text:style-name="Standard"><text:s text:c="7"/>accuracy <text:s text:c="26"/>0.54 <text:s text:c="6"/>384</text:p>
      <text:p text:style-name="Standard"><text:s text:c="6"/>macro avg <text:s text:c="6"/>0.50 <text:s text:c="5"/>0.49 <text:s text:c="5"/>0.49 <text:s text:c="6"/>384</text:p>
      <text:p text:style-name="Standard"><text:s text:c="3"/>weighted avg <text:s text:c="6"/>0.53 <text:s text:c="5"/>0.54 <text:s text:c="5"/>0.54 <text:s text:c="6"/>384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2T11:24:25.148420674</meta:creation-date>
    <dc:date>2023-04-02T11:27:06.595854970</dc:date>
    <meta:editing-duration>PT2M42S</meta:editing-duration>
    <meta:editing-cycles>1</meta:editing-cycles>
    <meta:document-statistic meta:table-count="0" meta:image-count="0" meta:object-count="0" meta:page-count="1" meta:paragraph-count="12" meta:word-count="56" meta:character-count="631" meta:non-whitespace-character-count="264"/>
    <meta:generator>LibreOffice/7.4.6.2$Linux_X86_64 LibreOffice_project/40$Build-2</meta:generator>
  </office:meta>
</office:document-meta>
</file>